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t sherif" svg:font-family="'Pt sherif'"/>
    <style:font-face style:name="Open Sans" svg:font-family="'Open Sans'" style:font-family-generic="swiss"/>
    <style:font-face style:name="Linux Libertine G" svg:font-family="'Linux Libertine G'" style:font-pitch="variable"/>
    <style:font-face style:name="PT Serif" svg:font-family="'PT Serif'" style:font-adornments="Általános"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text-properties style:font-name="Linux Libertine G"/>
    </style:style>
    <style:style style:name="P2" style:family="paragraph" style:parent-style-name="Text_20_body">
      <style:text-properties officeooo:rsid="000641b3" officeooo:paragraph-rsid="000641b3"/>
    </style:style>
    <style:style style:name="P3" style:family="paragraph" style:parent-style-name="Text_20_body">
      <style:text-properties officeooo:rsid="000641b3" officeooo:paragraph-rsid="000d8c7a"/>
    </style:style>
    <style:style style:name="P4" style:family="paragraph" style:parent-style-name="Text_20_body">
      <style:paragraph-properties fo:text-align="center" style:justify-single-word="false"/>
      <style:text-properties officeooo:paragraph-rsid="000641b3"/>
    </style:style>
    <style:style style:name="P5" style:family="paragraph" style:parent-style-name="Text_20_body">
      <style:text-properties officeooo:rsid="000d8c7a" officeooo:paragraph-rsid="000e5370"/>
    </style:style>
    <style:style style:name="P6" style:family="paragraph" style:parent-style-name="Text_20_body">
      <style:text-properties fo:color="#000000" style:text-underline-style="none" officeooo:rsid="000f5be3" officeooo:paragraph-rsid="000f5be3"/>
    </style:style>
    <style:style style:name="P7" style:family="paragraph" style:parent-style-name="sender_20_address" style:master-page-name="First_20_Page">
      <style:paragraph-properties style:page-number="auto">
        <style:tab-stops>
          <style:tab-stop style:position="13.903cm" style:type="right"/>
        </style:tab-stops>
      </style:paragraph-properties>
      <style:text-properties officeooo:paragraph-rsid="00090435"/>
    </style:style>
    <style:style style:name="P8" style:family="paragraph" style:parent-style-name="address">
      <style:paragraph-properties fo:text-align="end" style:justify-single-word="false"/>
      <style:text-properties officeooo:paragraph-rsid="000641b3"/>
    </style:style>
    <style:style style:name="P9" style:family="paragraph" style:parent-style-name="address">
      <style:text-properties officeooo:rsid="00036438" officeooo:paragraph-rsid="000641b3"/>
    </style:style>
    <style:style style:name="T1" style:family="text">
      <style:text-properties fo:font-size="10pt" fo:font-weight="normal" officeooo:rsid="00036438"/>
    </style:style>
    <style:style style:name="T2" style:family="text">
      <style:text-properties fo:font-size="10pt" fo:font-weight="normal" officeooo:rsid="00120d94"/>
    </style:style>
    <style:style style:name="T3" style:family="text">
      <style:text-properties officeooo:rsid="00036438"/>
    </style:style>
    <style:style style:name="T4" style:family="text">
      <style:text-properties officeooo:rsid="000641b3"/>
    </style:style>
    <style:style style:name="T5" style:family="text">
      <style:text-properties fo:font-size="11pt" fo:font-weight="normal" officeooo:rsid="00036438" style:font-size-asian="11pt" style:font-size-complex="11pt"/>
    </style:style>
    <style:style style:name="T6" style:family="text">
      <style:text-properties fo:font-size="11pt" fo:font-weight="normal" officeooo:rsid="00090435" style:font-size-asian="11pt" style:font-size-complex="11pt"/>
    </style:style>
    <style:style style:name="T7" style:family="text">
      <style:text-properties officeooo:rsid="000d8c7a"/>
    </style:style>
    <style:style style:name="T8" style:family="text">
      <style:text-properties fo:color="#ce181e" style:text-underline-style="none" officeooo:rsid="00064a03"/>
    </style:style>
    <style:style style:name="T9" style:family="text">
      <style:text-properties fo:color="#000000"/>
    </style:style>
    <style:style style:name="T10" style:family="text">
      <style:text-properties fo:color="#000000" officeooo:rsid="000d8c7a"/>
    </style:style>
    <style:style style:name="T11" style:family="text">
      <style:text-properties fo:color="#000000" officeooo:rsid="000e5370"/>
    </style:style>
    <style:style style:name="T12" style:family="text">
      <style:text-properties fo:color="#000000" style:font-name="Pt sherif" officeooo:rsid="000e5370"/>
    </style:style>
    <style:style style:name="T13" style:family="text">
      <style:text-properties fo:color="#000000" style:font-name="Pt sherif" officeooo:rsid="0010424b"/>
    </style:style>
    <style:style style:name="T14" style:family="text">
      <style:text-properties fo:color="#000000" style:text-underline-style="none" officeooo:rsid="000f5be3"/>
    </style:style>
    <style:style style:name="T15" style:family="text">
      <style:text-properties fo:color="#000000" officeooo:rsid="0010424b"/>
    </style:style>
    <style:style style:name="T16" style:family="text">
      <style:text-properties fo:color="#000000" officeooo:rsid="0010e81d"/>
    </style:style>
    <number:date-style style:name="N107">
      <number:year number:style="long"/>
      <number:text>. </number:text>
      <number:month number:style="long" number:textual="true"/>
      <number:text> </number:text>
      <number:day/>
      <number:text>.</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Claveau Armand</text:span><text:span text:style-name="T5"><text:line-break/></text:span><text:span text:style-name="T6">armand.claveau@etu.u-bordeaux.fr</text:span><text:line-break/><text:span text:style-name="T3">IUT-Informatique</text:span><text:line-break/><text:span text:style-name="T3">Gradignan</text:span><text:tab/><text:date style:data-style-name="N107" text:date-value="2019-10-08T19:59:41.819981639" text:fixed="true">2019. octobre 8.</text:date></text:p>
      <text:p text:style-name="P8"><text:span text:style-name="T3">Troc de compétence</text:span> <text:line-break/><text:span text:style-name="T3">à étudiant de l'IUT Métier Du Livre</text:span><text:line-break/><text:span text:style-name="T3">Bordeaux</text:span></text:p>
      <text:p text:style-name="P9">Objet : Troc de compétences.</text:p>
      <text:p text:style-name="P4"><text:span text:style-name="T3">Cher(e)</text:span> <text:span text:style-name="T4">Étudiant(e)</text:span> <text:span text:style-name="T3">de l'IUT Métier du Livre, </text:span></text:p>
      <text:p text:style-name="P2"><text:tab/>Je m’appelle Armand Claveau et <text:span text:style-name="T7">comme tu le sais,</text:span> j’écris cette lettre pour te proposer un troc de compétence entre élèves d’ IUT de filières assez éloignées. </text:p>
      <text:p text:style-name="P3"><text:tab/><text:span text:style-name="T10">Tu te demande</text:span><text:span text:style-name="T15">s</text:span><text:span text:style-name="T10"> sûrement en quoi tu peu</text:span><text:span text:style-name="T15">x</text:span><text:span text:style-name="T10"> m'être utile, et en quoi je peu</text:span><text:span text:style-name="T15">x</text:span><text:span text:style-name="T10"> t'être utile. C'est vrai qu</text:span><text:span text:style-name="T11">'</text:span><text:span text:style-name="T10">au premier regard ce n'est pas forc</text:span><text:span text:style-name="T15">é</text:span><text:span text:style-name="T10">ment évident. Mais on nous a dit que vous aviez des cours d' informatique et je suis sur qu'ils te passionnent autant que les cours d'anglais me passionnent. C'est pour quoi je te propose de l'aide en HTML et CSS si tu en as besoin. Et en échange tu pourrai</text:span><text:span text:style-name="T11">s</text:span><text:span text:style-name="T10"> m'aider en anglais. </text:span></text:p>
      <text:p text:style-name="P5"><text:span text:style-name="T9"><text:tab/>J'aimerais commencer à lire en anglais, mais je ne sais pas trop par où commencer. J'ai déjà lu quelques livres (tou</text:span><text:span text:style-name="T16">s</text:span><text:span text:style-name="T9"> en français) comme les "Harry Potter" <text:s/>ou les "divergente"… Malgré le fait que j'ai apprécié ces livres, surtout les "HP", les univers fantastiques ne me passionnent pas particulièrement. J'ai aussi lu pendant la période la plus sombre du collège : "les effacés". Mais les livres qui me branchent en ce moment sont plutôt du genre développement personnelle, alors que je suis en train de lire "Les aventures de Sherlock Holmes", qui est </text:span><text:span text:style-name="T11">en passant </text:span><text:span text:style-name="T9">un personnage vraiment passionnant. </text:span><text:span text:style-name="T11">Ce qui me fait penser, aussi en regardant ma bibliothèque, que je suis (un peu) passionné par la mémoire, j'ai même un livre avec les 10 000 premières décimales de </text:span><text:span text:style-name="T12">π. Oui, je suis indécis, je change d'avis de lecture tou</text:span><text:span text:style-name="T13">s</text:span><text:span text:style-name="T12"> les trois jour</text:span><text:span text:style-name="T13">s</text:span><text:span text:style-name="T12"> et je ne li</text:span><text:span text:style-name="T13">s </text:span><text:span text:style-name="T12">jamais la même chose.</text:span></text:p>
      <text:p text:style-name="P5"><text:span text:style-name="T12"><text:tab/>En bref, j'aimerais lire un peu en anglais pour améliorer mon piètre niveau, mais il fraudai</text:span><text:span text:style-name="T13">t</text:span><text:span text:style-name="T12"> que ce soit assez simple. Peut-être devrai-je commen</text:span><text:span text:style-name="T13">cer</text:span><text:span text:style-name="T12"> par lire Harry Potter 1 en anglais, qu'en pense-tu ? En échange, si tu as la moindre question sur ce qui concerne un ordinateur </text:span><text:soft-page-break/><text:span text:style-name="T12">demande-moi, je ne saurai peut-être pas te répondre, mais je me renseignerai.</text:span></text:p>
      <text:p text:style-name="P3"><text:span text:style-name="T8"><text:tab/></text:span><text:span text:style-name="T14">Amicalement,</text:span></text:p>
      <text:p text:style-name="P6">Armand Clav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Pt sherif" svg:font-family="'Pt sherif'"/>
    <style:font-face style:name="Open Sans" svg:font-family="'Open Sans'" style:font-family-generic="swiss"/>
    <style:font-face style:name="Linux Libertine G" svg:font-family="'Linux Libertine G'" style:font-pitch="variable"/>
    <style:font-face style:name="PT Serif" svg:font-family="'PT Serif'" style:font-adornments="Általános"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none" fo:country="none" style:letter-kerning="tru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none" fo:country="none"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 fo:font-family="'PT Serif'" style:font-style-name="Általános" style:font-family-generic="roman" style:font-pitch="variable" fo:font-size="11pt" style:font-size-asian="10.5pt"/>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cm" fo:margin-bottom="2cm"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text-properties style:font-name="PT Serif" fo:font-family="'PT Serif'" style:font-style-name="Általános" style:font-family-generic="roman" style:font-pitch="variable" style:font-size-asian="10.5pt"/>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nux Libertine G"/>
    </style:style>
    <style:page-layout style:name="Mpm1">
      <style:page-layout-properties fo:page-width="21.001cm" fo:page-height="29.7cm" style:num-format="1" style:print-orientation="portrait" fo:margin-top="2cm" fo:margin-bottom="2cm" fo:margin-left="4.5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5cm" fo:margin-bottom="2cm" fo:margin-left="4.498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9:59:42.529764883</meta:creation-date>
    <meta:editing-duration>PT1H22M51S</meta:editing-duration>
    <meta:editing-cycles>11</meta:editing-cycles>
    <meta:generator>LibreOffice/5.2.7.2$Linux_X86_64 LibreOffice_project/20m0$Build-2</meta:generator>
    <dc:description>Modern business letter with serif font</dc:description>
    <dc:title>Modern business letter serif</dc:title>
    <dc:date>2019-10-23T13:39:40.646706770</dc:date>
    <meta:print-date>2019-10-23T13:38:06.442693524</meta:print-date>
    <meta:document-statistic meta:table-count="0" meta:image-count="0" meta:object-count="0" meta:page-count="2" meta:paragraph-count="11" meta:word-count="351" meta:character-count="2064" meta:non-whitespace-character-count="1714"/>
  </office:meta>
</office:document-meta>
</file>